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13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10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2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 table:number-columns-repeated="16"/>
          <table:table-cell table:style-name="ce7"/>
          <table:table-cell table:number-columns-repeated="16367"/>
        </table:table-row>
        <table:table-row table:number-rows-repeated="104828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2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1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02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8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5-27T00:53:27Z</dc:date>
    <meta:editing-cycles>1</meta:editing-cycles>
    <meta:editing-duration>PT756S</meta:editing-duration>
  </office:meta>
</office:document-meta>
</file>